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10000014544D36561DFAD85B9.png" manifest:media-type="image/png"/>
  <manifest:file-entry manifest:full-path="Pictures/10000201000002EE000002EEFAFB2D8E77370798.png" manifest:media-type="image/png"/>
  <manifest:file-entry manifest:full-path="Pictures/100000000000005E0000005EE86EE285D456467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660b" officeooo:paragraph-rsid="0018660b" style:font-weight-asian="bold" style:font-weight-complex="bold"/>
    </style:style>
    <style:style style:name="P2" style:family="paragraph" style:parent-style-name="Standard">
      <style:text-properties fo:font-weight="normal" officeooo:rsid="0018660b" officeooo:paragraph-rsid="0018660b" style:font-weight-asian="normal" style:font-weight-complex="normal"/>
    </style:style>
    <style:style style:name="P3" style:family="paragraph" style:parent-style-name="Standard">
      <style:text-properties fo:font-size="15pt" fo:font-weight="bold" officeooo:rsid="0018660b" officeooo:paragraph-rsid="0018660b" style:font-size-asian="15pt" style:font-weight-asian="bold" style:font-size-complex="15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loext:graphic-properties draw:fill="bitmap" draw:fill-color="#ffffff" draw:gradient-step-count="0" draw:fill-image-name="Linen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bitmap" draw:fill-color="#ffffff" draw:gradient-step-count="0" draw:fill-image-name="Linen" draw:fill-image-width="18.131cm" draw:fill-image-height="18.13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gradient-step-count="0" draw:fill-image-name="Linen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0.681cm" fo:min-width="2.759cm" fo:padding-top="0.131cm" fo:padding-bottom="0.131cm" fo:padding-left="0.25cm" fo:padding-right="0.25cm" fo:wrap-option="wrap" draw:shadow="hidden" draw:shadow-offset-x="0.305cm" draw:shadow-offset-y="0.305cm" draw:shadow-color="#868686" draw:shadow-opacity="100%" style:run-through="foreground" style:wrap="run-through" style:number-wrapped-paragraphs="no-limit" style:vertical-pos="from-top" style:vertical-rel="paragraph-content" style:horizontal-pos="from-left" style:horizontal-rel="paragraph-content"/>
    </style:style>
    <style:style style:name="gr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gradient-step-count="0" draw:fill-image-name="Linen" draw:fill-image-width="18.131cm" draw:fill-image-height="18.131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1.02cm" fo:min-width="2.925cm" fo:padding-top="0.131cm" fo:padding-bottom="0.131cm" fo:padding-left="0.25cm" fo:padding-right="0.25cm" fo:wrap-option="wrap" draw:shadow="hidden" draw:shadow-offset-x="0.305cm" draw:shadow-offset-y="0.305cm" draw:shadow-color="#868686" draw:shadow-opacity="10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1"/>
      <text:p text:style-name="P2"><draw:frame draw:style-name="fr1" draw:name="Imagen1" text:anchor-type="paragraph" svg:width="17cm" svg:height="17cm" draw:z-index="0"><draw:image xlink:href="Pictures/10000201000002EE000002EEFAFB2D8E77370798.png" xlink:type="simple" xlink:show="embed" xlink:actuate="onLoad" loext:mime-type="image/x-vclgraphic"/></draw:frame><draw:frame draw:style-name="fr2" draw:name="Imagen2" text:anchor-type="paragraph" svg:x="5.805cm" svg:y="4.177cm" svg:width="5.544cm" svg:height="5.613cm" draw:z-index="1"><draw:image xlink:href="Pictures/10000201000001410000014544D36561DFAD85B9.png" xlink:type="simple" xlink:show="embed" xlink:actuate="onLoad" loext:mime-type="image/x-vclgraphic"/></draw:frame><draw:custom-shape text:anchor-type="paragraph" draw:z-index="2" draw:style-name="gr1" draw:text-style-name="P5" svg:width="3.259cm" svg:height="0.941cm" draw:transform="skewX (-0.0380481776934764) rotate (0.063704517697793) translate (6.83330555555556cm 4.38502777777778cm)"><text:p text:style-name="P4"><text:span text:style-name="T1">CYBER</text:span></text:p><draw:enhanced-geometry svg:viewBox="0 0 21600 21600" draw:text-areas="0 0 21600 21600" draw:text-path="true" draw:text-path-mode="shape" draw:text-path-scale="path" draw:text-path-same-letter-heights="false" draw:mirror-horizontal="false" draw:mirror-vertical="false" draw:type="fontwork-curve-down" draw:modifiers="9900" draw:enhanced-path="M 0 0 C 9960 ?f2 16700 ?f1 21600 ?f0 N M 0 ?f4 C 5690 21600 7490 21600 11500 21600 13100 21600 1790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21600 $0" draw:handle-range-y-minimum="0" draw:handle-range-y-maximum="12170"/></draw:enhanced-geometry></draw:custom-shape><draw:custom-shape text:anchor-type="paragraph" draw:z-index="3" draw:style-name="gr2" draw:text-style-name="P6" svg:width="3.424cm" svg:height="1.28cm" draw:transform="skewX (0.00139626340159547) rotate (0.137531945057153) translate (6.88093055555556cm 8.41904166666667cm)"><text:p text:style-name="P4"><text:span text:style-name="T1">TECHNOLOGY</text:span></text:p><draw:enhanced-geometry svg:viewBox="0 0 21600 21600" draw:text-areas="0 0 21600 21600" draw:text-path="true" draw:text-path-mode="shape" draw:text-path-scale="path" draw:text-path-same-letter-heights="false" draw:type="fontwork-curve-down" draw:modifiers="9900" draw:enhanced-path="M 0 0 C 9960 ?f2 16700 ?f1 21600 ?f0 N M 0 ?f4 C 5690 21600 7490 21600 11500 21600 13100 21600 1790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21600 $0" draw:handle-range-y-minimum="0" draw:handle-range-y-maximum="1217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Linen" xlink:href="Pictures/100000000000005E0000005EE86EE285D456467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20T18:04:50.209194247</meta:creation-date>
    <dc:date>2019-11-20T18:44:52.752402758</dc:date>
    <dc:creator>I116-05 </dc:creator>
    <meta:editing-duration>PT19M4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4.1$Linux_X86_64 LibreOffice_project/00m0$Build-1</meta:generator>
  </office:meta>
</office:document-meta>
</file>